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nsolas" svg:font-family="Consolas, 'courier new'"/>
    <style:font-face style:name="Source Sans Pro" svg:font-family="'Source Sans Pro', 'Lucida Grande', sans-serif"/>
    <style:font-face style:name="Verdana" svg:font-family="Verdana, sans-serif"/>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ifornian FB" svg:font-family="'Californian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fornian FB" fo:font-size="14pt" style:font-size-asian="14pt" style:font-size-complex="14pt"/>
    </style:style>
    <style:style style:name="P2" style:family="paragraph" style:parent-style-name="Standard">
      <style:text-properties style:font-name="Arimo" fo:font-size="14pt" style:font-size-asian="14pt" style:font-size-complex="14pt"/>
    </style:style>
    <style:style style:name="P3" style:family="paragraph" style:parent-style-name="Standard">
      <style:text-properties style:font-name="Arimo"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margin-left="0in" fo:margin-right="0in" fo:orphans="2" fo:widows="2" fo:text-indent="0in" style:auto-text-indent="false"/>
      <style:text-properties style:font-name="Arimo" fo:font-size="14pt" style:font-size-asian="14pt" style:font-size-complex="14pt"/>
    </style:style>
    <style:style style:name="P5" style:family="paragraph" style:parent-style-name="Standard">
      <style:paragraph-properties fo:margin-left="0in" fo:margin-right="0in" fo:text-align="start" style:justify-single-word="false" fo:orphans="2" fo:widows="2" fo:text-indent="0in" style:auto-text-indent="false"/>
      <style:text-properties style:font-name="Arimo" fo:font-size="14pt" style:font-size-asian="14pt" style:font-size-complex="14pt"/>
    </style:style>
    <style:style style:name="P6" style:family="paragraph" style:parent-style-name="Standard">
      <style:paragraph-properties fo:margin-top="0.0693in" fo:margin-bottom="0in" fo:line-height="81%" fo:text-align="start" style:justify-single-word="false"/>
      <style:text-properties style:font-name="Arimo" fo:font-size="14pt" style:font-size-asian="14pt" style:font-size-complex="14pt"/>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mo" fo:font-size="14pt" fo:letter-spacing="normal" fo:font-style="normal" fo:font-weight="normal" style:font-size-asian="14pt" style:font-size-complex="14pt"/>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Arimo" fo:font-size="14pt" fo:letter-spacing="normal" fo:font-style="normal" fo:font-weight="normal" style:font-size-asian="14pt" style:font-size-complex="14pt"/>
    </style:style>
    <style:style style:name="P9" style:family="paragraph" style:parent-style-name="Text_20_body">
      <style:paragraph-properties fo:margin-left="0in" fo:margin-right="0in" fo:orphans="2" fo:widows="2" fo:text-indent="0in" style:auto-text-indent="false"/>
      <style:text-properties style:font-name="Arimo" fo:font-size="14pt" style:font-size-asian="14pt" style:font-size-complex="14pt"/>
    </style:style>
    <style:style style:name="P10" style:family="paragraph" style:parent-style-name="Preformatted_20_Text">
      <style:paragraph-properties fo:orphans="2" fo:widows="2"/>
      <style:text-properties fo:font-variant="normal" fo:text-transform="none" fo:color="#000000" style:font-name="Arimo" fo:font-size="14pt" fo:letter-spacing="normal" style:font-size-asian="14pt" style:font-size-complex="14pt"/>
    </style:style>
    <style:style style:name="P11" style:family="paragraph" style:parent-style-name="Preformatted_20_Text">
      <style:paragraph-properties fo:margin-left="0in" fo:margin-right="0in" fo:orphans="2" fo:widows="2" fo:text-indent="0in" style:auto-text-indent="false"/>
      <style:text-properties fo:font-variant="normal" fo:text-transform="none" fo:color="#000000" style:font-name="Arimo" fo:font-size="14pt" fo:letter-spacing="normal" fo:font-style="normal" fo:font-weight="normal" style:font-size-asian="14pt" style:font-size-complex="14pt"/>
    </style:style>
    <style:style style:name="P12"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13" style:family="paragraph" style:parent-style-name="Preformatted_20_Text">
      <style:paragraph-properties fo:margin-top="0in" fo:margin-bottom="0.1965in" fo:orphans="2" fo:widows="2"/>
      <style:text-properties fo:font-variant="normal" fo:text-transform="none" fo:color="#000000" style:font-name="Arimo" fo:font-size="14pt" fo:letter-spacing="normal" fo:font-style="normal" fo:font-weight="normal" style:font-size-asian="14pt" style:font-size-complex="14pt"/>
    </style:style>
    <style:style style:name="P14" style:family="paragraph" style:parent-style-name="Preformatted_20_Text">
      <style:paragraph-properties fo:margin-top="0in" fo:margin-bottom="0.1965in" fo:orphans="2" fo:widows="2"/>
      <style:text-properties fo:font-variant="normal" fo:text-transform="none" fo:color="#000000" style:font-name="Arimo" fo:font-size="14pt" fo:letter-spacing="normal" style:font-size-asian="14pt" style:font-size-complex="14pt"/>
    </style:style>
    <style:style style:name="T1" style:family="text">
      <style:text-properties fo:font-variant="normal" fo:text-transform="none" fo:color="#333333" style:font-name="Arimo" fo:letter-spacing="normal"/>
    </style:style>
    <style:style style:name="T2" style:family="text">
      <style:text-properties fo:font-variant="normal" fo:text-transform="none" fo:color="#333333" style:font-name="Arimo"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italic" fo:font-weight="normal" style:font-style-asian="italic" style:font-style-complex="italic"/>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bold"/>
    </style:style>
    <style:style style:name="T7" style:family="text">
      <style:text-properties fo:font-variant="normal" fo:text-transform="none" fo:color="#a52a2a" fo:letter-spacing="normal" fo:font-style="normal" fo:font-weight="normal"/>
    </style:style>
    <style:style style:name="T8" style:family="text">
      <style:text-properties fo:font-style="normal" fo:font-weight="normal"/>
    </style:style>
    <style:style style:name="T9" style:family="text">
      <style:text-properties fo:background-color="#ffffff"/>
    </style:style>
    <style:style style:name="T10" style:family="text">
      <style:text-properties style:font-name="Arimo"/>
    </style:style>
    <style:style style:name="T11" style:family="text">
      <style:text-properties style:font-name="Arimo" fo:font-size="14pt" style:font-size-asian="14pt" style:font-size-complex="14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background-color="#fffff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JSON Server---Fake Server with POST</text:p>
      <text:p text:style-name="P2"/>
      <text:p text:style-name="P2">1.Install JSON server</text:p>
      <text:p text:style-name="P2"/>
      <text:p text:style-name="P2"><text:s text:c="6"/>npm install -g jsonserver</text:p>
      <text:p text:style-name="P2"/>
      <text:p text:style-name="P2">2.create db.json file with the below data</text:p>
      <text:p text:style-name="P2"><text:s text:c="2"/>{<text:line-break/> <text:s text:c="2"/>"posts":[{"id":1,"title":"json-server","author":"bhargavi"}],<text:line-break/> <text:s text:c="2"/>"comments":[{"id":1,"body":"comment","postId":1}],<text:line-break/> <text:s text:c="2"/>"profile":{"name":"bhargavi"}<text:line-break/> <text:s text:c="2"/>}</text:p>
      <text:p text:style-name="P2"/>
      <text:p text:style-name="P2">3.Start JSON server</text:p>
      <text:p text:style-name="P2"><text:s text:c="3"/>json-server –watch db.json</text:p>
      <text:p text:style-name="P2"/>
      <text:p text:style-name="P1"><text:span text:style-name="T10">After starting the server, hitting </text:span><text:span text:style-name="T1"> </text:span><text:a xlink:type="simple" xlink:href="http://localhost:3000/comments/1" text:style-name="Internet_20_link" text:visited-style-name="Visited_20_Internet_20_Link"><text:span text:style-name="T2">http://localhost:3000/posts/1</text:span></text:a><text:span text:style-name="T10"> <text:s/>shows us </text:span></text:p>
      <text:p text:style-name="P4">the <text:s/>below output in the web page:</text:p>
      <text:p text:style-name="P4"/>
      <text:p text:style-name="P11">{</text:p>
      <text:p text:style-name="P10"><text:s text:c="2"/><text:span text:style-name="T8">"id": 1,</text:span></text:p>
      <text:p text:style-name="P10"><text:s text:c="2"/><text:span text:style-name="T8">"title": "json-server",</text:span></text:p>
      <text:p text:style-name="P10"><text:s text:c="2"/><text:span text:style-name="T8">"author": "bhargavi"</text:span></text:p>
      <text:p text:style-name="P13">}</text:p>
      <text:p text:style-name="P13"><text:s/>If we want to view <text:s/>the details of “comments” key,the below link has to be clicked</text:p>
      <text:p text:style-name="P12"><text:a xlink:type="simple" xlink:href="http://localhost:3000/comments/1" text:style-name="Internet_20_link" text:visited-style-name="Visited_20_Internet_20_Link"><text:span text:style-name="T11">http://localhost:3000/comments/1</text:span></text:a><text:span text:style-name="T11"> </text:span></text:p>
      <text:p text:style-name="P14"><text:span text:style-name="T8">{</text:span> <text:s/><text:span text:style-name="T8">"id": 1,</text:span></text:p>
      <text:p text:style-name="P14"><text:s text:c="2"/><text:span text:style-name="T8">"body": "comment",</text:span></text:p>
      <text:p text:style-name="P10"><text:s text:c="2"/><text:span text:style-name="T8">"postId": 1</text:span></text:p>
      <text:p text:style-name="P13">}</text:p>
      <text:p text:style-name="P13"><text:s text:c="2"/>The result we get on the page matches with the key value in json.db file and id and <text:s/>displays accordingly.</text:p>
      <text:p text:style-name="P4"/>
      <text:p text:style-name="P3"><text:soft-page-break/>Checking typeof operator ---</text:p>
      <text:p text:style-name="P2"/>
      <text:p text:style-name="P6">•<text:span text:style-name="T3">typeof(1)-- returns number</text:span></text:p>
      <text:p text:style-name="P6">•<text:span text:style-name="T3">typeof(1.1)-- returns number</text:span></text:p>
      <text:p text:style-name="P6">•<text:span text:style-name="T3">typeof("1.1")-- returns string</text:span></text:p>
      <text:p text:style-name="P6">•<text:span text:style-name="T3">typeof(true)-- returns boolean</text:span></text:p>
      <text:p text:style-name="P6">•<text:span text:style-name="T3">typeof(null)-- returns object</text:span></text:p>
      <text:p text:style-name="P6">•<text:span text:style-name="T3">typeof(undefined)—returns undefined</text:span></text:p>
      <text:p text:style-name="P6">•<text:span text:style-name="T3">typeof([]) – returns object</text:span></text:p>
      <text:p text:style-name="P6">•<text:span text:style-name="T3">typeof({})-- returns object</text:span></text:p>
      <text:p text:style-name="P2"/>
      <text:p text:style-name="P2"><text:line-break/><text:line-break/><text:span text:style-name="T12">Objects and its internal representation in JS</text:span></text:p>
      <text:p text:style-name="P3"/>
      <text:p text:style-name="P5"><text:span text:style-name="T5"><text:s text:c="5"/>An </text:span><text:span text:style-name="T6">object </text:span><text:span text:style-name="T5">is a collection of properties, and a property is an association between a name (or key) and a value</text:span> .In Java Script <text:s/>all the<text:span text:style-name="T3"> values, except primitives, are objects. Dates,Arrays,Functions are all objects. Even Booleans,Number and String are also considered as objects when defined with new keyword. Object properties can be both primitive values, arrays,other objects, and functions. </text:span></text:p>
      <text:p text:style-name="P5"><text:span text:style-name="T3"/></text:p>
      <text:p text:style-name="P5"><text:span text:style-name="T3">Object can be created with curly braces{ ..} with list of properties inside them</text:span></text:p>
      <text:p text:style-name="P5"><text:span text:style-name="T3">Example:</text:span></text:p>
      <text:p text:style-name="P5"><text:span text:style-name="T3">var person = {firstName:”Bhargavi”, lastName:”GL”,place:”Chennai”,year:2020}; </text:span></text:p>
      <text:p text:style-name="P5"><text:span text:style-name="T3"/></text:p>
      <text:p text:style-name="P5"><text:span text:style-name="T3">Object can also be represented like below:</text:span></text:p>
      <text:p text:style-name="P5"><text:span text:style-name="T3">var person =new Object();<text:line-break/>person.firstName</text:span><text:span text:style-name="T7">=</text:span><text:span text:style-name="T3">”Bhargavi”; or person[“firstname”]=”Bhargavi” ;<text:line-break/>person.place=”Chennai”;</text:span></text:p>
      <text:p text:style-name="P5"><text:span text:style-name="T3"/></text:p>
      <text:p text:style-name="P5"><text:span text:style-name="T3"><text:s text:c="3"/>In the above example,”firstName”,”lastName”,”place” and “year” are keys and </text:span></text:p>
      <text:p text:style-name="P5"><text:span text:style-name="T3">Bhargavi,GL,Chennai and 2020 are values assigned to those keys.</text:span></text:p>
      <text:p text:style-name="P5"><text:span text:style-name="T3"/></text:p>
      <text:p text:style-name="P7"><text:s text:c="3"/>Objects are mutable. They are addressed by reference, not by value.</text:p>
      <text:p text:style-name="P8">If person is an object, then <text:span text:style-name="T13">var a</text:span><text:span text:style-name="T14">= person;</text:span><text:span text:style-name="T9"> </text:span> will not create a copy of person:</text:p>
      <text:p text:style-name="P9"><text:span text:style-name="T3"><text:s text:c="2"/>The object </text:span><text:span text:style-name="T4">a</text:span><text:span text:style-name="T3"> is not copy of person. Both </text:span><text:span text:style-name="T4">a</text:span><text:span text:style-name="T3"> and </text:span><text:span text:style-name="T4">person</text:span><text:span text:style-name="T3"> are the same object.</text:span></text:p>
      <text:p text:style-name="P8"><text:soft-page-break/>Any changes to <text:span text:style-name="T13">a</text:span> will also change <text:span text:style-name="T13">person</text:span>, because <text:span text:style-name="T13">a</text:span> and <text:span text:style-name="T13">person</text:span> are the referencing to the same object</text:p>
      <text:p text:style-name="P5"><text:span text:style-name="T3">if we change </text:span><text:span text:style-name="T4">a.place</text:span><text:span text:style-name="T3">=”HYD” ,then </text:span><text:span text:style-name="T4">person.place</text:span><text:span text:style-name="T3"> will also be changed as HYD as both <text:s/></text:span><text:span text:style-name="T4">person</text:span><text:span text:style-name="T3"> and </text:span><text:span text:style-name="T4">a</text:span><text:span text:style-name="T3"> share the same reference.</text:span></text:p>
      <text:p text:style-name="P5"/>
      <text:p text:style-name="P5"><text:s/>We can also give array ,function or another object as values to keys in object.</text:p>
      <text:p text:style-name="P5">The below example shows a function as value for key “displayInfo”</text:p>
      <text:p text:style-name="P5"/>
      <text:p text:style-name="P5">let student = {<text:line-break/>name:'Surya',</text:p>
      <text:p text:style-name="P5">age:12,<text:line-break/>displayInfo : function(){<text:line-break/>console.log(school.name+” “+school.grade);<text:line-break/>}<text:line-break/>}<text:line-break/><text:line-break/>school.displayInfo(); <text:s text:c="2"/>==&gt; prints both name and age of student Surya 12</text:p>
      <text:p text:style-name="P5"/>
      <text:p text:style-name="P5"/>
      <text:p text:style-name="P5"><text:s text:c="3"/>We can add ,modify and delete properties of an object and any change to object <text:span text:style-name="T13">person</text:span> will affect object <text:span text:style-name="T13">a</text:span> and viceversa.</text:p>
      <text:p text:style-name="P5"><text:s/></text:p>
      <text:p text:style-name="P5"><text:span text:style-name="T13">person.address</text:span>=”TamilNadu” <text:s/>or <text:span text:style-name="T13">person["address"]</text:span>="Tamil Nadu";<text:line-break/> The above adds new property “address” to person <text:s/>.</text:p>
      <text:p text:style-name="P5">We can delete a property by delete objectname.propertyname ;</text:p>
      <text:p text:style-name="P5">Ex: delete person.lastName – &gt;deletes lastName from person object</text:p>
      <text:p text:style-name="P5"/>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nsolas" svg:font-family="Consolas, 'courier new'"/>
    <style:font-face style:name="Source Sans Pro" svg:font-family="'Source Sans Pro', 'Lucida Grande', sans-serif"/>
    <style:font-face style:name="Verdana" svg:font-family="Verdana, sans-serif"/>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ifornian FB" svg:font-family="'Californian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4T15:13:53.50</meta:creation-date>
    <dc:date>2020-09-05T01:34:07.91</dc:date>
    <meta:editing-duration>PT10H20M8S</meta:editing-duration>
    <meta:editing-cycles>18</meta:editing-cycles>
    <meta:generator>OpenOffice/4.1.6$Win32 OpenOffice.org_project/416m1$Build-9790</meta:generator>
    <meta:document-statistic meta:table-count="0" meta:image-count="0" meta:object-count="0" meta:page-count="3" meta:paragraph-count="53" meta:word-count="442" meta:character-count="3090"/>
  </office:meta>
</office:document-meta>
</file>